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29.28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2.23mm"/>
    </style:style>
    <style:style style:name="co10" style:family="table-column">
      <style:table-column-properties fo:break-before="auto" style:column-width="28.58mm"/>
    </style:style>
    <style:style style:name="co11" style:family="table-column">
      <style:table-column-properties fo:break-before="auto" style:column-width="26.4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9bbb59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36">
      <style:table-cell-properties fo:border-bottom="none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Percent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Percen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order-bottom="none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 style:data-style-name="N10036">
      <style:table-cell-properties fo:background-color="#ebf1d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Excel_20_Built-in_20_Comma" style:data-style-name="N1">
      <style:table-cell-properties fo:background-color="#ebf1de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">
      <style:table-cell-properties fo:background-color="#ebf1d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Certificado</text:p>
          </table:table-cell>
          <table:table-cell table:style-name="ce1" office:value-type="string" calcext:value-type="string">
            <text:p>Completado</text:p>
          </table:table-cell>
          <table:table-cell table:style-name="ce1" office:value-type="string" calcext:value-type="string">
            <text:p>Pendiente</text:p>
          </table:table-cell>
          <table:table-cell/>
          <table:table-cell table:style-name="ce26" office:value-type="string" calcext:value-type="string" table:number-columns-spanned="8" table:number-rows-spanned="1">
            <text:p>Cálculo límites de fechas para escala en gráfica</text:p>
          </table:table-cell>
          <table:covered-table-cell table:number-columns-repeated="7" table:style-name="ce26"/>
          <table:table-cell table:number-columns-repeated="5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Etapa 1</text:p>
          </table:table-cell>
          <table:table-cell table:style-name="ce10" office:value-type="string" calcext:value-type="string">
            <text:p>Proceso 1</text:p>
          </table:table-cell>
          <table:table-cell table:style-name="ce14" office:value-type="date" office:date-value="2015-05-15" calcext:value-type="date">
            <text:p>15/05/2015</text:p>
          </table:table-cell>
          <table:table-cell table:style-name="ce10" office:value-type="float" office:value="12" calcext:value-type="float">
            <text:p>12</text:p>
          </table:table-cell>
          <table:table-cell table:style-name="ce14" table:formula="of:=[.D3]+[.E3]" office:value-type="date" office:date-value="2015-05-27" calcext:value-type="date">
            <text:p>27/05/2015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2" table:formula="of:=[.G3]*[.E3]" office:value-type="float" office:value="12" calcext:value-type="float">
            <text:p>12.00</text:p>
          </table:table-cell>
          <table:table-cell table:style-name="ce22" table:formula="of:=[.E3]-[.H3]" office:value-type="float" office:value="0" calcext:value-type="float">
            <text:p>0.00</text:p>
          </table:table-cell>
          <table:table-cell/>
          <table:table-cell table:style-name="ce27" office:value-type="string" calcext:value-type="string" table:number-columns-spanned="2" table:number-rows-spanned="1">
            <text:p>El día</text:p>
          </table:table-cell>
          <table:covered-table-cell table:style-name="ce27"/>
          <table:table-cell table:style-name="ce27" office:value-type="string" calcext:value-type="string">
            <text:p>le sumo </text:p>
          </table:table-cell>
          <table:table-cell table:style-name="ce27" office:value-type="string" calcext:value-type="string" table:number-columns-spanned="2" table:number-rows-spanned="1">
            <text:p>para que caiga 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corresponde con</text:p>
          </table:table-cell>
          <table:covered-table-cell table:style-name="ce27"/>
          <table:table-cell table:style-name="ce27" office:value-type="string" calcext:value-type="string">
            <text:p>Valor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11" office:value-type="string" calcext:value-type="string">
            <text:p>Proceso 2</text:p>
          </table:table-cell>
          <table:table-cell table:style-name="ce15" table:formula="of:=[.F3]+1" office:value-type="date" office:date-value="2015-05-28" calcext:value-type="date">
            <text:p>28/05/20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table:formula="of:=[.D4]+[.E4]" office:value-type="date" office:date-value="2015-06-07" calcext:value-type="date">
            <text:p>07/06/201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3" table:formula="of:=[.G4]*[.E4]" office:value-type="float" office:value="10" calcext:value-type="float">
            <text:p>10.00</text:p>
          </table:table-cell>
          <table:table-cell table:style-name="ce23" table:formula="of:=[.E4]-[.H4]" office:value-type="float" office:value="0" calcext:value-type="float">
            <text:p>0.00</text:p>
          </table:table-cell>
          <table:table-cell/>
          <table:table-cell table:style-name="ce28" table:formula="of:=[.D3]" office:value-type="date" office:date-value="2015-05-15" calcext:value-type="date" table:number-columns-spanned="2" table:number-rows-spanned="1">
            <text:p>15/05/2015</text:p>
          </table:table-cell>
          <table:covered-table-cell table:style-name="ce28"/>
          <table:table-cell table:style-name="ce29" table:formula="of:=1-WEEKDAY([.K4];2)" office:value-type="float" office:value="-4" calcext:value-type="float">
            <text:p>-4</text:p>
          </table:table-cell>
          <table:table-cell table:style-name="ce30" table:formula="of:=TEXT([.R4];&quot;ddddd&quot;)" office:value-type="string" office:string-value="Monday11" calcext:value-type="string" table:number-columns-spanned="2" table:number-rows-spanned="1">
            <text:p>Monday11</text:p>
          </table:table-cell>
          <table:covered-table-cell table:style-name="ce30"/>
          <table:table-cell table:style-name="ce28" table:formula="of:=[.R4]" office:value-type="date" office:date-value="2015-05-11" calcext:value-type="date" table:number-columns-spanned="2" table:number-rows-spanned="1">
            <text:p>11/05/2015</text:p>
          </table:table-cell>
          <table:covered-table-cell table:style-name="ce28"/>
          <table:table-cell table:style-name="ce31" table:formula="of:=[.K4]+[.M4]" office:value-type="float" office:value="42135" calcext:value-type="float">
            <text:p>42135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Proceso 3</text:p>
          </table:table-cell>
          <table:table-cell table:style-name="ce16" table:formula="of:=[.F4]+1" office:value-type="date" office:date-value="2015-06-08" calcext:value-type="date">
            <text:p>08/06/2015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5]+[.E5]" office:value-type="date" office:date-value="2015-06-12" calcext:value-type="date">
            <text:p>12/06/2015</text:p>
          </table:table-cell>
          <table:table-cell table:style-name="ce20" office:value-type="percentage" office:value="0.95" calcext:value-type="percentage">
            <text:p>95%</text:p>
          </table:table-cell>
          <table:table-cell table:style-name="ce24" table:formula="of:=[.G5]*[.E5]" office:value-type="float" office:value="3.8" calcext:value-type="float">
            <text:p>3.80</text:p>
          </table:table-cell>
          <table:table-cell table:style-name="ce24" table:formula="of:=[.E5]-[.H5]" office:value-type="float" office:value="0.2" calcext:value-type="float">
            <text:p>0.20</text:p>
          </table:table-cell>
          <table:table-cell/>
          <table:table-cell table:style-name="ce28" table:formula="of:=[.F18]" office:value-type="date" office:date-value="1900-02-12" calcext:value-type="date" table:number-columns-spanned="2" table:number-rows-spanned="1">
            <text:p>12/02/1900</text:p>
          </table:table-cell>
          <table:covered-table-cell table:style-name="ce28"/>
          <table:table-cell table:style-name="ce29" table:formula="of:=IF(WEEKDAY([.K5];2)=1;0;8-WEEKDAY([.K5];2))" office:value-type="float" office:value="0" calcext:value-type="float">
            <text:p>0</text:p>
          </table:table-cell>
          <table:table-cell table:style-name="ce30" table:formula="of:=TEXT([.R5];&quot;ddddd&quot;)" office:value-type="string" office:string-value="Monday12" calcext:value-type="string" table:number-columns-spanned="2" table:number-rows-spanned="1">
            <text:p>Monday12</text:p>
          </table:table-cell>
          <table:covered-table-cell table:style-name="ce30"/>
          <table:table-cell table:style-name="ce28" table:formula="of:=[.R5]" office:value-type="date" office:date-value="1900-02-12" calcext:value-type="date" table:number-columns-spanned="2" table:number-rows-spanned="1">
            <text:p>12/02/1900</text:p>
          </table:table-cell>
          <table:covered-table-cell table:style-name="ce28"/>
          <table:table-cell table:style-name="ce31" table:formula="of:=[.K5]+[.M5]"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11" office:value-type="string" calcext:value-type="string">
            <text:p>Proceso 4</text:p>
          </table:table-cell>
          <table:table-cell table:style-name="ce15" table:formula="of:=[.F5]+1" office:value-type="date" office:date-value="2015-06-13" calcext:value-type="date">
            <text:p>13/06/2015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[.D6]+[.E6]" office:value-type="date" office:date-value="2015-06-22" calcext:value-type="date">
            <text:p>22/06/2015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23" table:formula="of:=[.G6]*[.E6]" office:value-type="float" office:value="3.6" calcext:value-type="float">
            <text:p>3.60</text:p>
          </table:table-cell>
          <table:table-cell table:style-name="ce23" table:formula="of:=[.E6]-[.H6]" office:value-type="float" office:value="5.4" calcext:value-type="float">
            <text:p>5.40</text:p>
          </table:table-cell>
          <table:table-cell table:number-columns-repeated="14"/>
        </table:table-row>
        <table:table-row table:style-name="ro2">
          <table:table-cell/>
          <table:table-cell table:style-name="ce4" office:value-type="string" calcext:value-type="string" table:number-columns-spanned="1" table:number-rows-spanned="4">
            <text:p>Etapa 2</text:p>
          </table:table-cell>
          <table:table-cell table:style-name="ce12" office:value-type="string" calcext:value-type="string">
            <text:p>Proceso 5</text:p>
          </table:table-cell>
          <table:table-cell table:style-name="ce16" office:value-type="date" office:date-value="2015-06-14" calcext:value-type="date">
            <text:p>14/06/2015</text:p>
          </table:table-cell>
          <table:table-cell table:style-name="ce12" office:value-type="float" office:value="11" calcext:value-type="float">
            <text:p>11</text:p>
          </table:table-cell>
          <table:table-cell table:style-name="ce16" table:formula="of:=[.D7]+[.E7]" office:value-type="date" office:date-value="1900-01-10" calcext:value-type="date">
            <text:p>10/01/1900</text:p>
          </table:table-cell>
          <table:table-cell table:style-name="ce20" office:value-type="percentage" office:value="0.3" calcext:value-type="percentage">
            <text:p>30%</text:p>
          </table:table-cell>
          <table:table-cell table:style-name="ce24" table:formula="of:=[.G7]*[.E7]" office:value-type="float" office:value="3.3" calcext:value-type="float">
            <text:p>3.30</text:p>
          </table:table-cell>
          <table:table-cell table:style-name="ce24" table:formula="of:=[.E7]-[.H7]" office:value-type="float" office:value="7.7" calcext:value-type="float">
            <text:p>7.70</text:p>
          </table:table-cell>
          <table:table-cell table:number-columns-repeated="14"/>
        </table:table-row>
        <table:table-row table:style-name="ro2">
          <table:table-cell/>
          <table:covered-table-cell table:style-name="ce5"/>
          <table:table-cell table:style-name="ce11" office:value-type="string" calcext:value-type="string">
            <text:p>Proceso 6</text:p>
          </table:table-cell>
          <table:table-cell table:style-name="ce15" table:formula="of:=[.F7]+1" office:value-type="date" office:date-value="1900-01-11" calcext:value-type="date">
            <text:p>11/01/1900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[.D8]+[.E8]" office:value-type="date" office:date-value="1900-01-20" calcext:value-type="date">
            <text:p>20/01/190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3" table:formula="of:=[.G8]*[.E8]" office:value-type="float" office:value="0" calcext:value-type="float">
            <text:p>0.00</text:p>
          </table:table-cell>
          <table:table-cell table:style-name="ce23" table:formula="of:=[.E8]-[.H8]" office:value-type="float" office:value="9" calcext:value-type="float">
            <text:p>9.00</text:p>
          </table:table-cell>
          <table:table-cell table:number-columns-repeated="14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Proceso 7</text:p>
          </table:table-cell>
          <table:table-cell table:style-name="ce16" table:formula="of:=[.F8]+1" office:value-type="date" office:date-value="1900-01-21" calcext:value-type="date">
            <text:p>21/01/190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9]+[.E9]" office:value-type="date" office:date-value="1900-01-27" calcext:value-type="date">
            <text:p>27/01/1900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24" table:formula="of:=[.G9]*[.E9]" office:value-type="float" office:value="0" calcext:value-type="float">
            <text:p>0.00</text:p>
          </table:table-cell>
          <table:table-cell table:style-name="ce24" table:formula="of:=[.E9]-[.H9]" office:value-type="float" office:value="6" calcext:value-type="float">
            <text:p>6.00</text:p>
          </table:table-cell>
          <table:table-cell table:number-columns-repeated="14"/>
        </table:table-row>
        <table:table-row table:style-name="ro2">
          <table:table-cell/>
          <table:covered-table-cell table:style-name="ce5"/>
          <table:table-cell table:style-name="ce11" office:value-type="string" calcext:value-type="string">
            <text:p>Proceso 8</text:p>
          </table:table-cell>
          <table:table-cell table:style-name="ce15" table:formula="of:=[.F9]+1" office:value-type="date" office:date-value="1900-01-28" calcext:value-type="date">
            <text:p>28/01/1900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formula="of:=[.D10]+[.E10]" office:value-type="date" office:date-value="1900-02-09" calcext:value-type="date">
            <text:p>09/02/190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3" table:formula="of:=[.G10]*[.E10]" office:value-type="float" office:value="0" calcext:value-type="float">
            <text:p>0.00</text:p>
          </table:table-cell>
          <table:table-cell table:style-name="ce23" table:formula="of:=[.E10]-[.H10]" office:value-type="float" office:value="12" calcext:value-type="float">
            <text:p>12.00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Etapa 3</text:p>
          </table:table-cell>
          <table:table-cell table:style-name="ce12" office:value-type="string" calcext:value-type="string">
            <text:p>Proceso 9</text:p>
          </table:table-cell>
          <table:table-cell table:style-name="ce16" office:value-type="date" office:date-value="2015-07-05" calcext:value-type="date">
            <text:p>05/07/201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11]+[.E11]" office:value-type="date" office:date-value="1900-01-07" calcext:value-type="date">
            <text:p>07/01/1900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24" table:formula="of:=[.G11]*[.E11]" office:value-type="float" office:value="0" calcext:value-type="float">
            <text:p>0.00</text:p>
          </table:table-cell>
          <table:table-cell table:style-name="ce24" table:formula="of:=[.E11]-[.H11]" office:value-type="float" office:value="8" calcext:value-type="float">
            <text:p>8.00</text:p>
          </table:table-cell>
          <table:table-cell table:number-columns-repeated="14"/>
        </table:table-row>
        <table:table-row table:style-name="ro2">
          <table:table-cell/>
          <table:covered-table-cell table:style-name="ce7"/>
          <table:table-cell table:style-name="ce11" office:value-type="string" calcext:value-type="string">
            <text:p>Proceso 10</text:p>
          </table:table-cell>
          <table:table-cell table:style-name="ce15" table:formula="of:=[.F11]+1" office:value-type="date" office:date-value="1900-01-08" calcext:value-type="date">
            <text:p>08/01/1900</text:p>
          </table:table-cell>
          <table:table-cell table:style-name="ce11" office:value-type="float" office:value="11" calcext:value-type="float">
            <text:p>11</text:p>
          </table:table-cell>
          <table:table-cell table:style-name="ce15" table:formula="of:=[.D12]+[.E12]" office:value-type="date" office:date-value="1900-01-19" calcext:value-type="date">
            <text:p>19/01/190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3" table:formula="of:=[.G12]*[.E12]" office:value-type="float" office:value="0" calcext:value-type="float">
            <text:p>0.00</text:p>
          </table:table-cell>
          <table:table-cell table:style-name="ce23" table:formula="of:=[.E12]-[.H12]" office:value-type="float" office:value="11" calcext:value-type="float">
            <text:p>11.00</text:p>
          </table:table-cell>
          <table:table-cell table:number-columns-repeated="14"/>
        </table:table-row>
        <table:table-row table:style-name="ro2">
          <table:table-cell/>
          <table:covered-table-cell table:style-name="ce7"/>
          <table:table-cell table:style-name="ce12" office:value-type="string" calcext:value-type="string">
            <text:p>Proceso 11</text:p>
          </table:table-cell>
          <table:table-cell table:style-name="ce16" table:formula="of:=[.F12]+1" office:value-type="date" office:date-value="1900-01-20" calcext:value-type="date">
            <text:p>20/01/1900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13]+[.E13]" office:value-type="date" office:date-value="1900-01-27" calcext:value-type="date">
            <text:p>27/01/1900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24" table:formula="of:=[.G13]*[.E13]" office:value-type="float" office:value="0" calcext:value-type="float">
            <text:p>0.00</text:p>
          </table:table-cell>
          <table:table-cell table:style-name="ce24" table:formula="of:=[.E13]-[.H13]" office:value-type="float" office:value="7" calcext:value-type="float">
            <text:p>7.00</text:p>
          </table:table-cell>
          <table:table-cell table:number-columns-repeated="14"/>
        </table:table-row>
        <table:table-row table:style-name="ro2">
          <table:table-cell/>
          <table:covered-table-cell table:style-name="ce7"/>
          <table:table-cell table:style-name="ce11" office:value-type="string" calcext:value-type="string">
            <text:p>Proceso 12</text:p>
          </table:table-cell>
          <table:table-cell table:style-name="ce15" table:formula="of:=[.F13]+1" office:value-type="date" office:date-value="1900-01-28" calcext:value-type="date">
            <text:p>28/01/1900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[.D14]+[.E14]" office:value-type="date" office:date-value="1900-02-04" calcext:value-type="date">
            <text:p>04/02/190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3" table:formula="of:=[.G14]*[.E14]" office:value-type="float" office:value="0" calcext:value-type="float">
            <text:p>0.00</text:p>
          </table:table-cell>
          <table:table-cell table:style-name="ce23" table:formula="of:=[.E14]-[.H14]" office:value-type="float" office:value="7" calcext:value-type="float">
            <text:p>7.00</text:p>
          </table:table-cell>
          <table:table-cell table:number-columns-repeated="14"/>
        </table:table-row>
        <table:table-row table:style-name="ro2">
          <table:table-cell/>
          <table:table-cell table:style-name="ce8" office:value-type="string" calcext:value-type="string" table:number-columns-spanned="1" table:number-rows-spanned="4">
            <text:p>Etapa 4</text:p>
          </table:table-cell>
          <table:table-cell table:style-name="ce12" office:value-type="string" calcext:value-type="string">
            <text:p>Proceso 13</text:p>
          </table:table-cell>
          <table:table-cell table:style-name="ce16" office:value-type="date" office:date-value="2015-07-15" calcext:value-type="date">
            <text:p>15/07/2015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formula="of:=[.D15]+[.E15]" office:value-type="date" office:date-value="1900-01-08" calcext:value-type="date">
            <text:p>08/01/1900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24" table:formula="of:=[.G15]*[.E15]" office:value-type="float" office:value="0" calcext:value-type="float">
            <text:p>0.00</text:p>
          </table:table-cell>
          <table:table-cell table:style-name="ce24" table:formula="of:=[.E15]-[.H15]" office:value-type="float" office:value="9" calcext:value-type="float">
            <text:p>9.00</text:p>
          </table:table-cell>
          <table:table-cell table:number-columns-repeated="14"/>
        </table:table-row>
        <table:table-row table:style-name="ro2">
          <table:table-cell/>
          <table:covered-table-cell table:style-name="ce5"/>
          <table:table-cell table:style-name="ce11" office:value-type="string" calcext:value-type="string">
            <text:p>Proceso 14</text:p>
          </table:table-cell>
          <table:table-cell table:style-name="ce15" table:formula="of:=[.F15]+1" office:value-type="date" office:date-value="1900-01-09" calcext:value-type="date">
            <text:p>09/01/1900</text:p>
          </table:table-cell>
          <table:table-cell table:style-name="ce11" office:value-type="float" office:value="15" calcext:value-type="float">
            <text:p>15</text:p>
          </table:table-cell>
          <table:table-cell table:style-name="ce15" table:formula="of:=[.D16]+[.E16]" office:value-type="date" office:date-value="1900-01-24" calcext:value-type="date">
            <text:p>24/01/190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3" table:formula="of:=[.G16]*[.E16]" office:value-type="float" office:value="0" calcext:value-type="float">
            <text:p>0.00</text:p>
          </table:table-cell>
          <table:table-cell table:style-name="ce23" table:formula="of:=[.E16]-[.H16]" office:value-type="float" office:value="15" calcext:value-type="float">
            <text:p>15.00</text:p>
          </table:table-cell>
          <table:table-cell table:number-columns-repeated="14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Proceso 15</text:p>
          </table:table-cell>
          <table:table-cell table:style-name="ce16" table:formula="of:=[.F16]+1" office:value-type="date" office:date-value="1900-01-25" calcext:value-type="date">
            <text:p>25/01/1900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formula="of:=[.D17]+[.E17]" office:value-type="date" office:date-value="1900-02-03" calcext:value-type="date">
            <text:p>03/02/1900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24" table:formula="of:=[.G17]*[.E17]" office:value-type="float" office:value="0" calcext:value-type="float">
            <text:p>0.00</text:p>
          </table:table-cell>
          <table:table-cell table:style-name="ce24" table:formula="of:=[.E17]-[.H17]" office:value-type="float" office:value="9" calcext:value-type="float">
            <text:p>9.00</text:p>
          </table:table-cell>
          <table:table-cell table:number-columns-repeated="14"/>
        </table:table-row>
        <table:table-row table:style-name="ro2">
          <table:table-cell/>
          <table:covered-table-cell table:style-name="ce9"/>
          <table:table-cell table:style-name="ce13" office:value-type="string" calcext:value-type="string">
            <text:p>Proceso 16</text:p>
          </table:table-cell>
          <table:table-cell table:style-name="ce17" table:formula="of:=[.F17]+1" office:value-type="date" office:date-value="1900-02-04" calcext:value-type="date">
            <text:p>04/02/1900</text:p>
          </table:table-cell>
          <table:table-cell table:style-name="ce13" office:value-type="float" office:value="8" calcext:value-type="float">
            <text:p>8</text:p>
          </table:table-cell>
          <table:table-cell table:style-name="ce17" table:formula="of:=[.D18]+[.E18]" office:value-type="date" office:date-value="1900-02-12" calcext:value-type="date">
            <text:p>12/02/1900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5" table:formula="of:=[.G18]*[.E18]" office:value-type="float" office:value="0" calcext:value-type="float">
            <text:p>0.00</text:p>
          </table:table-cell>
          <table:table-cell table:style-name="ce25" table:formula="of:=[.E18]-[.H18]" office:value-type="float" office:value="8" calcext:value-type="float">
            <text:p>8.00</text:p>
          </table:table-cell>
          <table:table-cell table:number-columns-repeated="14"/>
        </table:table-row>
        <table:table-row table:style-name="ro3" table:number-rows-repeated="3">
          <table:table-cell table:number-columns-repeated="23"/>
        </table:table-row>
        <table:table-row table:style-name="ro3">
          <table:table-cell>
            <draw:frame table:end-cell-address="Datos.Q49" table:end-x="12.17mm" table:end-y="3.86mm" draw:z-index="0" draw:name="3 Gráfico" draw:style-name="gr1" draw:text-style-name="P1" svg:width="417.86mm" svg:height="141.81mm" svg:x="5.29mm" svg:y="4.92mm">
              <draw:object draw:notify-on-update-of-ranges="Datos.B3:Datos.C18 Datos.D2:Datos.D2 Datos.D3:Datos.D18 Datos.H2:Datos.H2 Datos.H3:Datos.H18 Datos.I2:Datos.I2 Datos.I3:Datos.I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3" table:number-rows-repeated="28">
          <table:table-cell table:number-columns-repeated="23"/>
        </table:table-row>
        <table:table-row table:style-name="ro3">
          <table:table-cell>
            <draw:frame table:end-cell-address="Datos.Q78" table:end-x="11.25mm" table:end-y="5.05mm" draw:z-index="1" draw:name="1 Gráfico" draw:style-name="gr1" draw:text-style-name="P1" svg:width="417mm" svg:height="145.78mm" svg:x="5.23mm" svg:y="2.14mm">
              <draw:object draw:notify-on-update-of-ranges="Datos.B3:Datos.C18 Datos.D2:Datos.D2 Datos.D3:Datos.D18 Datos.H2:Datos.H2 Datos.H3:Datos.H18 Datos.I2:Datos.I2 Datos.I3:Datos.I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2"/>
        </table:table-row>
        <table:table-row table:style-name="ro3" table:number-rows-repeated="1048524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6P0" style:volatile="true">
      <number:day/>
      <number:text>-</number:text>
      <number:month/>
    </number:date-style>
    <number:text-style style:name="N116">
      <number:text-content/>
      <style:map style:condition="value()&lt;=1.79769313486232E+308" style:apply-style-name="N116P0"/>
    </number:text-style>
    <number:date-style style:name="N117">
      <number:day/>
      <number:text>/</number:text>
      <number:month/>
      <number:text>/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3-10T13:30:45.982194570</dc:date>
    <meta:generator>LibreOffice/6.0.7.3$Linux_X86_64 LibreOffice_project/00m0$Build-3</meta:generator>
    <meta:editing-duration>PT2H38M51S</meta:editing-duration>
    <meta:editing-cycles>1</meta:editing-cycles>
    <meta:document-statistic meta:table-count="1" meta:cell-count="14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6P0" style:volatile="true">
      <number:day/>
      <number:text>-</number:text>
      <number:month/>
    </number:date-style>
    <number:text-style style:name="N116">
      <number:text-content/>
      <style:map style:condition="value()&lt;=1.79769313486232E+308" style:apply-style-name="N116P0"/>
    </number:text-style>
    <number:date-style style:name="N117">
      <number:day/>
      <number:text>/</number:text>
      <number:month/>
      <number:text>/</number:text>
      <number:year number:style="long"/>
    </number:date-style>
    <style:style style:name="ch1" style:family="chart">
      <style:graphic-properties draw:stroke="none" draw:fill="gradient" draw:fill-gradient-name="msFillGradient_20_1"/>
    </style:style>
    <style:style style:name="ch2" style:family="chart">
      <style:graphic-properties draw:stroke="none" draw:fill="solid" draw:fill-color="#d9d9d9"/>
      <style:text-properties fo:color="#000000" style:text-position="0% 100%" fo:font-family="Calibri" fo:font-size="18pt" style:font-size-asian="18pt" style:font-size-complex="18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ffffff"/>
    </style:style>
    <style:style style:name="ch6" style:family="chart" style:data-style-name="N116">
      <style:chart-properties chart:display-label="true" chart:logarithmic="false" chart:minimum="42135" chart:maximum="42247" chart:interval-major="7" chart:interval-minor-divisor="5" chart:gap-width="49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1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206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ff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gradient" draw:fill-color="#d9d9d9" draw:fill-gradient-name="msFillGradient_20_2"/>
    </style:style>
    <style:style style:name="ch11" style:family="chart">
      <style:graphic-properties draw:fill-color="#d9d9d9"/>
    </style:style>
  </office:automatic-styles>
  <office:body>
    <office:chart>
      <chart:chart svg:width="41.787cm" svg:height="14.182cm" xlink:href=".." xlink:type="simple" chart:class="chart:bar" chart:style-name="ch1">
        <chart:legend svg:x="29.26cm" svg:y="1.371cm" style:legend-expansion="custom" chartooo:width="11.077cm" chartooo:height="1.451cm" style:legend-expansion-aspect-ratio="7.63404548587181" chart:style-name="ch2"/>
        <chart:plot-area chart:style-name="ch3" table:cell-range-address="Datos.B3:Datos.D18 Datos.B2:Datos.D2 Datos.H2:Datos.I18" chart:data-source-has-labels="both" svg:x="1.533cm" svg:y="0.183cm" svg:width="39.545cm" svg:height="13.787cm">
          <chartooo:coordinate-region svg:x="3.835cm" svg:y="0.884cm" svg:width="37.242cm" svg:height="13.086cm"/>
          <chart:axis chart:dimension="x" chart:name="primary-x" chart:style-name="ch4" chartooo:axis-type="auto">
            <chartooo:date-scale/>
            <chart:categories table:cell-range-address="Datos.B3:Datos.C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.D3:Datos.D18" chart:label-cell-address="Datos.D2:Datos.D2" chart:class="chart:bar">
            <chart:data-point chart:repeated="16"/>
          </chart:series>
          <chart:series chart:style-name="ch8" chart:values-cell-range-address="Datos.H3:Datos.H18" chart:label-cell-address="Datos.H2:Datos.H2" chart:class="chart:bar">
            <chart:data-point chart:repeated="16"/>
          </chart:series>
          <chart:series chart:style-name="ch9" chart:values-cell-range-address="Datos.I3:Datos.I18" chart:label-cell-address="Datos.I2:Datos.I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Datos.D2:Datos.D2</svg:desc>
                </draw:g>
              </table:table-cell>
              <table:table-cell office:value-type="string">
                <text:p>Completado</text:p>
                <draw:g>
                  <svg:desc>Datos.H2:Datos.H2</svg:desc>
                </draw:g>
              </table:table-cell>
              <table:table-cell office:value-type="string">
                <text:p>Pendiente</text:p>
                <draw:g>
                  <svg:desc>Datos.I2:Dato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apa 1 Proceso 1</text:p>
                <text:list>
                  <text:list-item>
                    <text:p>Etapa 1</text:p>
                  </text:list-item>
                  <text:list-item>
                    <text:p>Proceso 1</text:p>
                  </text:list-item>
                </text:list>
                <draw:g>
                  <svg:desc>Datos.B3:Datos.C18</svg:desc>
                </draw:g>
              </table:table-cell>
              <table:table-cell office:value-type="float" office:value="42139">
                <text:p>42139</text:p>
                <draw:g>
                  <svg:desc>Datos.D3:Datos.D18</svg:desc>
                </draw:g>
              </table:table-cell>
              <table:table-cell office:value-type="float" office:value="12">
                <text:p>12</text:p>
                <draw:g>
                  <svg:desc>Datos.H3:Datos.H18</svg:desc>
                </draw:g>
              </table:table-cell>
              <table:table-cell office:value-type="float" office:value="0">
                <text:p>0</text:p>
                <draw:g>
                  <svg:desc>Datos.I3:Datos.I18</svg:desc>
                </draw:g>
              </table:table-cell>
            </table:table-row>
            <table:table-row>
              <table:table-cell office:value-type="string">
                <text:p>Etapa 1 Proceso 2</text:p>
                <text:list>
                  <text:list-item>
                    <text:p/>
                  </text:list-item>
                  <text:list-item>
                    <text:p>Proceso 2</text:p>
                  </text:list-item>
                </text:list>
              </table:table-cell>
              <table:table-cell office:value-type="float" office:value="42152">
                <text:p>421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apa 1 Proceso 3</text:p>
                <text:list>
                  <text:list-item>
                    <text:p/>
                  </text:list-item>
                  <text:list-item>
                    <text:p>Proceso 3</text:p>
                  </text:list-item>
                </text:list>
              </table:table-cell>
              <table:table-cell office:value-type="float" office:value="42163">
                <text:p>42163</text:p>
              </table:table-cell>
              <table:table-cell office:value-type="float" office:value="3.8">
                <text:p>3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Etapa 1 Proceso 4</text:p>
                <text:list>
                  <text:list-item>
                    <text:p/>
                  </text:list-item>
                  <text:list-item>
                    <text:p>Proceso 4</text:p>
                  </text:list-item>
                </text:list>
              </table:table-cell>
              <table:table-cell office:value-type="float" office:value="42168">
                <text:p>42168</text:p>
              </table:table-cell>
              <table:table-cell office:value-type="float" office:value="3.6">
                <text:p>3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Etapa 2 Proceso 5</text:p>
                <text:list>
                  <text:list-item>
                    <text:p>Etapa 2</text:p>
                  </text:list-item>
                  <text:list-item>
                    <text:p>Proceso 5</text:p>
                  </text:list-item>
                </text:list>
              </table:table-cell>
              <table:table-cell office:value-type="float" office:value="42169">
                <text:p>42169</text:p>
              </table:table-cell>
              <table:table-cell office:value-type="float" office:value="3.3">
                <text:p>3.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Etapa 2 Proceso 6</text:p>
                <text:list>
                  <text:list-item>
                    <text:p/>
                  </text:list-item>
                  <text:list-item>
                    <text:p>Proceso 6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tapa 2 Proceso 7</text:p>
                <text:list>
                  <text:list-item>
                    <text:p/>
                  </text:list-item>
                  <text:list-item>
                    <text:p>Proceso 7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tapa 2 Proceso 8</text:p>
                <text:list>
                  <text:list-item>
                    <text:p/>
                  </text:list-item>
                  <text:list-item>
                    <text:p>Proceso 8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tapa 3 Proceso 9</text:p>
                <text:list>
                  <text:list-item>
                    <text:p>Etapa 3</text:p>
                  </text:list-item>
                  <text:list-item>
                    <text:p>Proceso 9</text:p>
                  </text:list-item>
                </text:list>
              </table:table-cell>
              <table:table-cell office:value-type="float" office:value="42190">
                <text:p>4219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tapa 3 Proceso 10</text:p>
                <text:list>
                  <text:list-item>
                    <text:p/>
                  </text:list-item>
                  <text:list-item>
                    <text:p>Proceso 10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Etapa 3 Proceso 11</text:p>
                <text:list>
                  <text:list-item>
                    <text:p/>
                  </text:list-item>
                  <text:list-item>
                    <text:p>Proceso 11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tapa 3 Proceso 12</text:p>
                <text:list>
                  <text:list-item>
                    <text:p/>
                  </text:list-item>
                  <text:list-item>
                    <text:p>Proceso 12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tapa 4 Proceso 13</text:p>
                <text:list>
                  <text:list-item>
                    <text:p>Etapa 4</text:p>
                  </text:list-item>
                  <text:list-item>
                    <text:p>Proceso 13</text:p>
                  </text:list-item>
                </text:list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tapa 4 Proceso 14</text:p>
                <text:list>
                  <text:list-item>
                    <text:p/>
                  </text:list-item>
                  <text:list-item>
                    <text:p>Proceso 14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tapa 4 Proceso 15</text:p>
                <text:list>
                  <text:list-item>
                    <text:p/>
                  </text:list-item>
                  <text:list-item>
                    <text:p>Proceso 15</text:p>
                  </text:list-item>
                </text:list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tapa 4 Proceso 16</text:p>
                <text:list>
                  <text:list-item>
                    <text:p/>
                  </text:list-item>
                  <text:list-item>
                    <text:p>Proceso 16</text:p>
                  </text:list-item>
                </text:list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dce6f2" draw:end-color="#376092" draw:start-intensity="100%" draw:end-intensity="100%" draw:angle="0" draw:border="0%"/>
    <draw:gradient draw:name="msFillGradient_20_2" draw:display-name="msFillGradient 2" draw:style="linear" draw:start-color="#95b3d7" draw:end-color="#376092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6P0" style:volatile="true">
      <number:day/>
      <number:text>-</number:text>
      <number:month/>
    </number:date-style>
    <number:text-style style:name="N116">
      <number:text-content/>
      <style:map style:condition="value()&lt;=1.79769313486232E+308" style:apply-style-name="N116P0"/>
    </number:text-style>
    <number:date-style style:name="N117">
      <number:day/>
      <number:text>/</number:text>
      <number:month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svg:stroke-color="#808080" draw:fill="solid" draw:fill-color="#ffffff"/>
      <style:text-properties fo:color="#000000" style:text-position="0% 100%" fo:font-family="Calibri" fo:font-size="20pt" style:font-size-asian="20pt" style:font-size-complex="20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16">
      <style:chart-properties chart:display-label="true" chart:logarithmic="false" chart:minimum="42135" chart:maximum="42247" chart:interval-major="7" chart:interval-minor-divisor="5" chart:gap-width="6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1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5373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1.701cm" svg:height="14.579cm" xlink:href=".." xlink:type="simple" chart:class="chart:bar" chart:style-name="ch1">
        <chart:legend svg:x="25.634cm" svg:y="1.847cm" style:legend-expansion="custom" chartooo:width="14.195cm" chartooo:height="1.43cm" style:legend-expansion-aspect-ratio="9.92657342657343" chart:style-name="ch2"/>
        <chart:plot-area chart:style-name="ch3" table:cell-range-address="Datos.B3:Datos.D18 Datos.B2:Datos.D2 Datos.H2:Datos.I18" chart:data-source-has-labels="both" svg:x="2.063cm" svg:y="0.14cm" svg:width="38.671cm" svg:height="14.069cm">
          <chartooo:coordinate-region svg:x="4.578cm" svg:y="0.841cm" svg:width="36.156cm" svg:height="13.368cm"/>
          <chart:axis chart:dimension="x" chart:name="primary-x" chart:style-name="ch4" chartooo:axis-type="auto">
            <chartooo:date-scale/>
            <chart:categories table:cell-range-address="Datos.B3:Datos.C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.D3:Datos.D18" chart:label-cell-address="Datos.D2:Datos.D2" chart:class="chart:bar">
            <chart:data-point chart:repeated="16"/>
          </chart:series>
          <chart:series chart:style-name="ch8" chart:values-cell-range-address="Datos.H3:Datos.H18" chart:label-cell-address="Datos.H2:Datos.H2" chart:class="chart:bar">
            <chart:data-point chart:repeated="16"/>
          </chart:series>
          <chart:series chart:style-name="ch9" chart:values-cell-range-address="Datos.I3:Datos.I18" chart:label-cell-address="Datos.I2:Datos.I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Datos.D2:Datos.D2</svg:desc>
                </draw:g>
              </table:table-cell>
              <table:table-cell office:value-type="string">
                <text:p>Completado</text:p>
                <draw:g>
                  <svg:desc>Datos.H2:Datos.H2</svg:desc>
                </draw:g>
              </table:table-cell>
              <table:table-cell office:value-type="string">
                <text:p>Pendiente</text:p>
                <draw:g>
                  <svg:desc>Datos.I2:Dato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apa 1 Proceso 1</text:p>
                <text:list>
                  <text:list-item>
                    <text:p>Etapa 1</text:p>
                  </text:list-item>
                  <text:list-item>
                    <text:p>Proceso 1</text:p>
                  </text:list-item>
                </text:list>
                <draw:g>
                  <svg:desc>Datos.B3:Datos.C18</svg:desc>
                </draw:g>
              </table:table-cell>
              <table:table-cell office:value-type="float" office:value="42139">
                <text:p>42139</text:p>
                <draw:g>
                  <svg:desc>Datos.D3:Datos.D18</svg:desc>
                </draw:g>
              </table:table-cell>
              <table:table-cell office:value-type="float" office:value="12">
                <text:p>12</text:p>
                <draw:g>
                  <svg:desc>Datos.H3:Datos.H18</svg:desc>
                </draw:g>
              </table:table-cell>
              <table:table-cell office:value-type="float" office:value="0">
                <text:p>0</text:p>
                <draw:g>
                  <svg:desc>Datos.I3:Datos.I18</svg:desc>
                </draw:g>
              </table:table-cell>
            </table:table-row>
            <table:table-row>
              <table:table-cell office:value-type="string">
                <text:p>Etapa 1 Proceso 2</text:p>
                <text:list>
                  <text:list-item>
                    <text:p/>
                  </text:list-item>
                  <text:list-item>
                    <text:p>Proceso 2</text:p>
                  </text:list-item>
                </text:list>
              </table:table-cell>
              <table:table-cell office:value-type="float" office:value="42152">
                <text:p>421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apa 1 Proceso 3</text:p>
                <text:list>
                  <text:list-item>
                    <text:p/>
                  </text:list-item>
                  <text:list-item>
                    <text:p>Proceso 3</text:p>
                  </text:list-item>
                </text:list>
              </table:table-cell>
              <table:table-cell office:value-type="float" office:value="42163">
                <text:p>42163</text:p>
              </table:table-cell>
              <table:table-cell office:value-type="float" office:value="3.8">
                <text:p>3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Etapa 1 Proceso 4</text:p>
                <text:list>
                  <text:list-item>
                    <text:p/>
                  </text:list-item>
                  <text:list-item>
                    <text:p>Proceso 4</text:p>
                  </text:list-item>
                </text:list>
              </table:table-cell>
              <table:table-cell office:value-type="float" office:value="42168">
                <text:p>42168</text:p>
              </table:table-cell>
              <table:table-cell office:value-type="float" office:value="3.6">
                <text:p>3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Etapa 2 Proceso 5</text:p>
                <text:list>
                  <text:list-item>
                    <text:p>Etapa 2</text:p>
                  </text:list-item>
                  <text:list-item>
                    <text:p>Proceso 5</text:p>
                  </text:list-item>
                </text:list>
              </table:table-cell>
              <table:table-cell office:value-type="float" office:value="42169">
                <text:p>42169</text:p>
              </table:table-cell>
              <table:table-cell office:value-type="float" office:value="3.3">
                <text:p>3.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Etapa 2 Proceso 6</text:p>
                <text:list>
                  <text:list-item>
                    <text:p/>
                  </text:list-item>
                  <text:list-item>
                    <text:p>Proceso 6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tapa 2 Proceso 7</text:p>
                <text:list>
                  <text:list-item>
                    <text:p/>
                  </text:list-item>
                  <text:list-item>
                    <text:p>Proceso 7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tapa 2 Proceso 8</text:p>
                <text:list>
                  <text:list-item>
                    <text:p/>
                  </text:list-item>
                  <text:list-item>
                    <text:p>Proceso 8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tapa 3 Proceso 9</text:p>
                <text:list>
                  <text:list-item>
                    <text:p>Etapa 3</text:p>
                  </text:list-item>
                  <text:list-item>
                    <text:p>Proceso 9</text:p>
                  </text:list-item>
                </text:list>
              </table:table-cell>
              <table:table-cell office:value-type="float" office:value="42190">
                <text:p>4219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tapa 3 Proceso 10</text:p>
                <text:list>
                  <text:list-item>
                    <text:p/>
                  </text:list-item>
                  <text:list-item>
                    <text:p>Proceso 10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Etapa 3 Proceso 11</text:p>
                <text:list>
                  <text:list-item>
                    <text:p/>
                  </text:list-item>
                  <text:list-item>
                    <text:p>Proceso 11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tapa 3 Proceso 12</text:p>
                <text:list>
                  <text:list-item>
                    <text:p/>
                  </text:list-item>
                  <text:list-item>
                    <text:p>Proceso 12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tapa 4 Proceso 13</text:p>
                <text:list>
                  <text:list-item>
                    <text:p>Etapa 4</text:p>
                  </text:list-item>
                  <text:list-item>
                    <text:p>Proceso 13</text:p>
                  </text:list-item>
                </text:list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tapa 4 Proceso 14</text:p>
                <text:list>
                  <text:list-item>
                    <text:p/>
                  </text:list-item>
                  <text:list-item>
                    <text:p>Proceso 14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tapa 4 Proceso 15</text:p>
                <text:list>
                  <text:list-item>
                    <text:p/>
                  </text:list-item>
                  <text:list-item>
                    <text:p>Proceso 15</text:p>
                  </text:list-item>
                </text:list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tapa 4 Proceso 16</text:p>
                <text:list>
                  <text:list-item>
                    <text:p/>
                  </text:list-item>
                  <text:list-item>
                    <text:p>Proceso 16</text:p>
                  </text:list-item>
                </text:list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